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1.404cm" table:align="left"/>
    </style:style>
    <style:style style:name="Tabela1.A" style:family="table-column">
      <style:table-column-properties style:column-width="0.949cm"/>
    </style:style>
    <style:style style:name="Tabela1.B" style:family="table-column">
      <style:table-column-properties style:column-width="2.949cm"/>
    </style:style>
    <style:style style:name="Tabela1.C" style:family="table-column">
      <style:table-column-properties style:column-width="4.14cm"/>
    </style:style>
    <style:style style:name="Tabela1.D" style:family="table-column">
      <style:table-column-properties style:column-width="3.366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paragraph-rsid="001eca3c"/>
    </style:style>
    <style:style style:name="P2" style:family="paragraph" style:parent-style-name="Heading_20_3">
      <style:paragraph-properties fo:break-before="page"/>
      <style:text-properties officeooo:paragraph-rsid="001eca3c"/>
    </style:style>
    <style:style style:name="P3" style:family="paragraph" style:parent-style-name="Heading_20_4">
      <style:text-properties officeooo:paragraph-rsid="001eca3c"/>
    </style:style>
    <style:style style:name="P4" style:family="paragraph" style:parent-style-name="Horizontal_20_Line">
      <style:text-properties officeooo:paragraph-rsid="001eca3c"/>
    </style:style>
    <style:style style:name="P5" style:family="paragraph" style:parent-style-name="Standard">
      <style:text-properties officeooo:paragraph-rsid="001eca3c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6">
      <style:paragraph-properties fo:margin-top="0cm" fo:margin-bottom="0cm" style:contextual-spacing="false"/>
    </style:style>
    <style:style style:name="P17" style:family="paragraph" style:parent-style-name="Text_20_body" style:list-style-name="L7">
      <style:text-properties officeooo:paragraph-rsid="001eca3c"/>
    </style:style>
    <style:style style:name="P18" style:family="paragraph" style:parent-style-name="Text_20_body" style:list-style-name="L11">
      <style:text-properties officeooo:paragraph-rsid="001eca3c"/>
    </style:style>
    <style:style style:name="P19" style:family="paragraph" style:parent-style-name="Text_20_body" style:list-style-name="L12">
      <style:text-properties officeooo:paragraph-rsid="001eca3c"/>
    </style:style>
    <style:style style:name="P20" style:family="paragraph" style:parent-style-name="Text_20_body" style:list-style-name="L13">
      <style:text-properties officeooo:paragraph-rsid="001eca3c"/>
    </style:style>
    <style:style style:name="P21" style:family="paragraph" style:parent-style-name="Text_20_body">
      <style:text-properties officeooo:paragraph-rsid="001eca3c"/>
    </style:style>
    <style:style style:name="P22" style:family="paragraph" style:parent-style-name="Text_20_body" style:list-style-name="L14"/>
    <style:style style:name="P23" style:family="paragraph" style:parent-style-name="Text_20_body" style:list-style-name="L14">
      <style:paragraph-properties fo:margin-top="0cm" fo:margin-bottom="0cm" style:contextual-spacing="false"/>
    </style:style>
    <style:style style:name="P24" style:family="paragraph" style:parent-style-name="Text_20_body" style:list-style-name="L15">
      <style:paragraph-properties fo:margin-top="0cm" fo:margin-bottom="0cm" style:contextual-spacing="false"/>
    </style:style>
    <style:style style:name="P25" style:family="paragraph" style:parent-style-name="Text_20_body" style:list-style-name="L16"/>
    <style:style style:name="P26" style:family="paragraph" style:parent-style-name="Text_20_body" style:list-style-name="L16">
      <style:paragraph-properties fo:margin-top="0cm" fo:margin-bottom="0cm" style:contextual-spacing="false"/>
    </style:style>
    <style:style style:name="P27" style:family="paragraph" style:parent-style-name="Text_20_body" style:list-style-name="L17"/>
    <style:style style:name="P28" style:family="paragraph" style:parent-style-name="Text_20_body" style:list-style-name="L17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Ebook: "Descomplicando Sua Vida Financeira"</text:span></text:p>
      <text:p text:style-name="Horizontal_20_Line"/>
      <text:h text:style-name="Heading_20_3" text:outline-level="3"><text:span text:style-name="Strong_20_Emphasis">Introdução</text:span></text:h>
      <text:p text:style-name="Text_20_body">Educação financeira pode parecer um assunto complicado, mas é essencial para todos. Afinal, quem não quer se sentir no controle do próprio dinheiro e conquistar uma vida mais tranquila? Neste ebook, vamos conversar sobre dinheiro de forma leve, didática e até divertida. Não importa o quanto você ganha ou sabe sobre finanças — aqui você vai encontrar passos simples para melhorar sua relação com o dinheiro.</text:p>
      <text:p text:style-name="Horizontal_20_Line"/>
      <text:h text:style-name="Heading_20_3" text:outline-level="3"><text:span text:style-name="Strong_20_Emphasis">Capítulo 1: Onde Meu Dinheiro Vai Parar?</text:span></text:h>
      <text:p text:style-name="Text_20_body">Você sabe exatamente para onde vai cada centavo do seu salário? Muitas vezes, nossos gastos diários acabam se tornando invisíveis, e quando percebemos, a conta já está no vermelho.</text:p>
      <text:h text:style-name="Heading_20_4" text:outline-level="4"><text:span text:style-name="Strong_20_Emphasis">Entendendo o Fluxo Financeiro</text:span></text:h>
      <text:p text:style-name="Text_20_body">Imagine que seu dinheiro é como um rio. Se você não souber para onde ele está fluindo, pode acabar em um "desperdício". O primeiro passo é registrar tudo. Anote cada gasto, mesmo aquele cafezinho ou a mensalidade do streaming.</text:p>
      <text:h text:style-name="Heading_20_4" text:outline-level="4"><text:span text:style-name="Strong_20_Emphasis">Ferramentas Fáceis de Controle</text:span></text:h>
      <text:p text:style-name="Text_20_body">Existem diversas formas de organizar suas finanças. Você pode usar aplicativos como Mobills, Organizze ou mesmo uma planilha no Excel. Prefere papel? Um caderno pode ser igualmente eficiente.</text:p>
      <text:h text:style-name="Heading_20_4" text:outline-level="4"><text:span text:style-name="Strong_20_Emphasis">Desafio Prático</text:span></text:h>
      <text:p text:style-name="Text_20_body">Por uma semana, registre todos os seus gastos. Ao final, divida-os em categorias como alimentação, transporte, lazer e contas fixas. Você pode se surpreender com onde seu dinheiro está indo.</text:p>
      <text:p text:style-name="Horizontal_20_Line"/>
      <text:h text:style-name="Heading_20_3" text:outline-level="3"><text:span text:style-name="Strong_20_Emphasis">Capítulo 2: Vamos Falar de Prioridades?</text:span></text:h>
      <text:p text:style-name="Text_20_body">Saber priorizar é a chave para uma vida financeira saudável. Mas como equilibrar os gastos com aquilo que realmente importa?</text:p>
      <text:h text:style-name="Heading_20_4" text:outline-level="4"><text:span text:style-name="Strong_20_Emphasis">Necessidades vs. Desejos</text:span></text:h>
      <text:p text:style-name="Text_20_body">Necessidades são aquilo que você não pode viver sem, como alimentação, moradia e contas básicas. Desejos, por outro lado, são os extras que tornam a vida mais prazerosa, como aquele sapato novo ou um jantar especial.</text:p>
      <text:h text:style-name="Heading_20_4" text:outline-level="4"><text:span text:style-name="Strong_20_Emphasis">A Regra dos 50-30-20</text:span></text:h>
      <text:p text:style-name="Text_20_body">Uma maneira simples de dividir seu orçamento: 50% para necessidades, 30% para desejos e 20% para poupança ou investimento. Ajuste conforme sua realidade.</text:p>
      <text:h text:style-name="Heading_20_4" text:outline-level="4"><text:soft-page-break/><text:span text:style-name="Strong_20_Emphasis">Dicas de Economia Diária</text:span></text:h>
      <text:list text:style-name="L1">
        <text:list-item>
          <text:p text:style-name="P7">Planeje suas compras no mercado para evitar desperdícios. </text:p>
        </text:list-item>
        <text:list-item>
          <text:p text:style-name="P7">Substitua saídas caras por programas gratuitos ou de baixo custo. </text:p>
        </text:list-item>
        <text:list-item>
          <text:p text:style-name="P6">Prefira fazer em casa: de cafés a refeições completas. </text:p>
        </text:list-item>
      </text:list>
      <text:p text:style-name="Horizontal_20_Line"/>
      <text:h text:style-name="Heading_20_3" text:outline-level="3"><text:span text:style-name="Strong_20_Emphasis">Capítulo 3: Guardar Dinheiro é Possível (Sim, Mesmo Com Pouco)</text:span></text:h>
      <text:p text:style-name="Text_20_body">Poupar pode parecer um desafio, mas pequenas mudanças fazem toda a diferença.</text:p>
      <text:h text:style-name="Heading_20_4" text:outline-level="4"><text:span text:style-name="Strong_20_Emphasis">A Importância de Poupar</text:span></text:h>
      <text:p text:style-name="Text_20_body">Ter uma reserva financeira não é luxo, é necessidade. Imprevistos acontecem, e estar preparado pode evitar muita dor de cabeça.</text:p>
      <text:h text:style-name="Heading_20_4" text:outline-level="4"><text:span text:style-name="Strong_20_Emphasis">Metas de Poupança</text:span></text:h>
      <text:p text:style-name="Text_20_body">Defina objetivos: curto prazo (viagem, presente), médio prazo (curso, eletrodoméstico) e longo prazo (casa própria, aposentadoria).</text:p>
      <text:h text:style-name="Heading_20_4" text:outline-level="4"><text:span text:style-name="Strong_20_Emphasis">Estratégias para Começar</text:span></text:h>
      <text:list text:style-name="L2">
        <text:list-item>
          <text:p text:style-name="P9">Use a técnica do “Pague-se Primeiro”: assim que receber, separe uma porcentagem para poupança. </text:p>
        </text:list-item>
        <text:list-item>
          <text:p text:style-name="P8">Automatize transferências para sua conta poupança. </text:p>
        </text:list-item>
      </text:list>
      <text:p text:style-name="Horizontal_20_Line"/>
      <text:h text:style-name="Heading_20_3" text:outline-level="3"><text:span text:style-name="Strong_20_Emphasis">Capítulo 4: O Segredo dos Juros (E Por Que Você Deve Ser Amigo Deles)</text:span></text:h>
      <text:p text:style-name="Text_20_body">Os juros compostos podem ser seus aliados ou seus piores inimigos. Tudo depende de como você os usa.</text:p>
      <text:h text:style-name="Heading_20_4" text:outline-level="4"><text:span text:style-name="Strong_20_Emphasis">Juros Compostos: Seu Superpoder Financeiro</text:span></text:h>
      <text:p text:style-name="Text_20_body">Imagine que você guarda R$ 100 todo mês em um investimento que rende 1% ao mês. Com o tempo, os rendimentos começam a gerar novos rendimentos, criando um efeito bola de neve positiva.</text:p>
      <text:h text:style-name="Heading_20_4" text:outline-level="4"><text:span text:style-name="Strong_20_Emphasis">Exemplos Práticos</text:span></text:h>
      <text:p text:style-name="Text_20_body">A tabela abaixo mostra como o saldo cresce ao longo de 3 meses e o valor acumulado ao final de 5 e 10 anos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Table_20_Heading">Mês</text:p>
            </table:table-cell>
            <table:table-cell table:style-name="Tabela1.A1" office:value-type="string">
              <text:p text:style-name="Table_20_Heading">Valor Investido</text:p>
            </table:table-cell>
            <table:table-cell table:style-name="Tabela1.A1" office:value-type="string">
              <text:p text:style-name="Table_20_Heading">Rendimentos Mensais</text:p>
            </table:table-cell>
            <table:table-cell table:style-name="Tabela1.A1" office:value-type="string">
              <text:p text:style-name="Table_20_Heading">Total Acumulado</text:p>
            </table:table-cell>
          </table:table-row>
        </table:table-header-rows>
        <table:table-row>
          <table:table-cell table:style-name="Tabela1.A1" office:value-type="string">
            <text:p text:style-name="Table_20_Contents">1</text:p>
          </table:table-cell>
          <table:table-cell table:style-name="Tabela1.A1" office:value-type="string">
            <text:p text:style-name="Table_20_Contents">R$ 100,00</text:p>
          </table:table-cell>
          <table:table-cell table:style-name="Tabela1.A1" office:value-type="string">
            <text:p text:style-name="Table_20_Contents">R$ 1,00</text:p>
          </table:table-cell>
          <table:table-cell table:style-name="Tabela1.A1" office:value-type="string">
            <text:p text:style-name="Table_20_Contents">R$ 101,00</text:p>
          </table:table-cell>
        </table:table-row>
        <table:table-row>
          <table:table-cell table:style-name="Tabela1.A1" office:value-type="string">
            <text:p text:style-name="Table_20_Contents">2</text:p>
          </table:table-cell>
          <table:table-cell table:style-name="Tabela1.A1" office:value-type="string">
            <text:p text:style-name="Table_20_Contents">R$ 100,00</text:p>
          </table:table-cell>
          <table:table-cell table:style-name="Tabela1.A1" office:value-type="string">
            <text:p text:style-name="Table_20_Contents">R$ 2,01</text:p>
          </table:table-cell>
          <table:table-cell table:style-name="Tabela1.A1" office:value-type="string">
            <text:p text:style-name="Table_20_Contents">R$ 203,01</text:p>
          </table:table-cell>
        </table:table-row>
        <table:table-row>
          <table:table-cell table:style-name="Tabela1.A1" office:value-type="string">
            <text:p text:style-name="Table_20_Contents">3</text:p>
          </table:table-cell>
          <table:table-cell table:style-name="Tabela1.A1" office:value-type="string">
            <text:p text:style-name="Table_20_Contents">R$ 100,00</text:p>
          </table:table-cell>
          <table:table-cell table:style-name="Tabela1.A1" office:value-type="string">
            <text:p text:style-name="Table_20_Contents">R$ 3,03</text:p>
          </table:table-cell>
          <table:table-cell table:style-name="Tabela1.A1" office:value-type="string">
            <text:p text:style-name="Table_20_Contents">R$ 306,04</text:p>
          </table:table-cell>
        </table:table-row>
      </table:table>
      <text:list text:style-name="L3">
        <text:list-item>
          <text:p text:style-name="P11"><text:span text:style-name="Strong_20_Emphasis">Em 5 anos</text:span>: R$ 7.764,46 acumulados. </text:p>
        </text:list-item>
        <text:list-item>
          <text:p text:style-name="P10"><text:span text:style-name="Strong_20_Emphasis">Em 10 anos</text:span>: R$ 20.372,49 acumulados. </text:p>
        </text:list-item>
      </text:list>
      <text:h text:style-name="Heading_20_4" text:outline-level="4"><text:soft-page-break/><text:span text:style-name="Strong_20_Emphasis">Erros Comuns ao Lidar com Crédito</text:span></text:h>
      <text:p text:style-name="Text_20_body">Evite o rotativo do cartão de crédito e cheque especial. Esses são exemplos de juros compostos trabalhando contra você.</text:p>
      <text:p text:style-name="Horizontal_20_Line"/>
      <text:h text:style-name="Heading_20_3" text:outline-level="3"><text:span text:style-name="Strong_20_Emphasis">Capítulo 5: Investir Sem Complicação</text:span></text:h>
      <text:p text:style-name="Text_20_body">Investir é para todos. Não precisa ser um expert ou ter muito dinheiro para começar.</text:p>
      <text:h text:style-name="Heading_20_4" text:outline-level="4"><text:span text:style-name="Strong_20_Emphasis">O que é investir?</text:span></text:h>
      <text:p text:style-name="Text_20_body">É colocar seu dinheiro para trabalhar, gerando mais dinheiro. Pense em investimentos como uma árvore que cresce e dá frutos.</text:p>
      <text:h text:style-name="Heading_20_4" text:outline-level="4"><text:span text:style-name="Strong_20_Emphasis">Perfis de Investidor</text:span></text:h>
      <text:p text:style-name="Text_20_body">Você é conservador (prefere segurança), moderado (equilíbrio entre risco e retorno) ou arrojado (busca altos rendimentos com maior risco)?</text:p>
      <text:h text:style-name="Heading_20_4" text:outline-level="4"><text:span text:style-name="Strong_20_Emphasis">Principais Opções de Investimento</text:span></text:h>
      <text:list text:style-name="L4">
        <text:list-item>
          <text:p text:style-name="P13"><text:span text:style-name="Strong_20_Emphasis">Poupança</text:span>: Simples, mas com baixa rentabilidade. </text:p>
        </text:list-item>
        <text:list-item>
          <text:p text:style-name="P13"><text:span text:style-name="Strong_20_Emphasis">Tesouro Direto</text:span>: Seguro e acessível. </text:p>
        </text:list-item>
        <text:list-item>
          <text:p text:style-name="P13"><text:span text:style-name="Strong_20_Emphasis">Fundos de Investimento</text:span>: Boa opção para diversificar. </text:p>
        </text:list-item>
        <text:list-item>
          <text:p text:style-name="P13"><text:span text:style-name="Strong_20_Emphasis">Ações</text:span>: Para quem busca maiores retornos e aceita riscos. </text:p>
        </text:list-item>
        <text:list-item>
          <text:p text:style-name="P13"><text:span text:style-name="Strong_20_Emphasis">CDB</text:span>: Rende mais que a poupança, com segurança semelhante. </text:p>
        </text:list-item>
        <text:list-item>
          <text:p text:style-name="P13"><text:span text:style-name="Strong_20_Emphasis">LCI/LCA</text:span>: Isentos de IR, ideais para quem busca segurança e bons rendimentos. </text:p>
        </text:list-item>
        <text:list-item>
          <text:p text:style-name="P12"><text:span text:style-name="Strong_20_Emphasis">Previdência Privada</text:span>: Excelente para planejar o futuro e complementar a aposentadoria. </text:p>
        </text:list-item>
      </text:list>
      <text:p text:style-name="Text_20_body">Lembre-se de que existem muitas outras opções. Escolha com base no seu perfil e objetivos.</text:p>
      <text:p text:style-name="Horizontal_20_Line"/>
      <text:h text:style-name="Heading_20_3" text:outline-level="3"><text:span text:style-name="Strong_20_Emphasis">Capítulo 6: Planejamento Financeiro Familiar</text:span></text:h>
      <text:p text:style-name="Text_20_body">Dinheiro é um assunto de família. Envolva todos para melhores resultados.</text:p>
      <text:h text:style-name="Heading_20_4" text:outline-level="4"><text:span text:style-name="Strong_20_Emphasis">Como Envolver a Família?</text:span></text:h>
      <text:p text:style-name="Text_20_body">Estabeleça metas claras e compartilhe responsabilidades. Todos podem contribuir, mesmo que de formas diferentes.</text:p>
      <text:h text:style-name="Heading_20_4" text:outline-level="4"><text:span text:style-name="Strong_20_Emphasis">Ensine as Crianças Sobre Dinheiro</text:span></text:h>
      <text:p text:style-name="Text_20_body">Use jogos, mesadas e histórias para ensinar conceitos como economizar e priorizar.</text:p>
      <text:h text:style-name="Heading_20_4" text:outline-level="4"><text:span text:style-name="Strong_20_Emphasis">Montando um Fundo de Emergência</text:span></text:h>
      <text:p text:style-name="Text_20_body">Este fundo é como um colete salva-vidas financeiro.</text:p>
      <text:list text:style-name="L5">
        <text:list-item>
          <text:p text:style-name="P15"><text:span text:style-name="Strong_20_Emphasis">Quanto guardar?</text:span>: O ideal é acumular entre 3 e 12 meses de despesas mensais. Profissionais autônomos, por exemplo, podem precisar de uma reserva maior, enquanto assalariados podem se contentar com 3 a 6 meses. </text:p>
        </text:list-item>
        <text:list-item>
          <text:p text:style-name="P15"><text:soft-page-break/><text:span text:style-name="Strong_20_Emphasis">Onde aplicar?</text:span>: Opte por investimentos seguros e líquidos, como Tesouro Selic, CDBs de liquidez diária ou contas digitais que rendem automaticamente. </text:p>
        </text:list-item>
        <text:list-item>
          <text:p text:style-name="P14"><text:span text:style-name="Strong_20_Emphasis">Dicas Adicionais</text:span>: Avalie sua profissão e perfil de consumo. Profissões com renda variável, como autônomos, devem priorizar uma reserva maior. </text:p>
        </text:list-item>
      </text:list>
      <text:p text:style-name="Text_20_body">Adapte a quantidade de meses às suas despesas e à estabilidade da sua renda.</text:p>
      <text:p text:style-name="Horizontal_20_Line"/>
      <text:h text:style-name="Heading_20_3" text:outline-level="3"><text:span text:style-name="Strong_20_Emphasis">Capítulo 7: Construindo um Futuro Financeiro Sustentável</text:span></text:h>
      <text:p text:style-name="Text_20_body">Planejar o futuro exige disciplina, mas vale a pena.</text:p>
      <text:h text:style-name="Heading_20_4" text:outline-level="4"><text:span text:style-name="Strong_20_Emphasis">Sonhos de Longo Prazo</text:span></text:h>
      <text:p text:style-name="Text_20_body">Quer comprar uma casa? Viajar pelo mundo? Defina metas e crie um plano para alcançá-las.</text:p>
      <text:h text:style-name="Heading_20_4" text:outline-level="4"><text:span text:style-name="Strong_20_Emphasis">Planejando a Aposentadoria</text:span></text:h>
      <text:p text:style-name="Text_20_body">Quanto antes você começar, melhor. A previdência privada é uma excelente opção para quem deseja complementar o INSS e garantir uma aposentadoria tranquila. Além disso, ela oferece benefícios fiscais e facilita o planejamento sucessório, protegendo sua família em caso de imprevistos.</text:p>
      <text:h text:style-name="Heading_20_4" text:outline-level="4"><text:span text:style-name="Strong_20_Emphasis">Revisão e Atualização Constante</text:span></text:h>
      <text:p text:style-name="Text_20_body">A vida muda, e seu planejamento financeiro deve acompanhar. Revise suas metas periodicamente.</text:p>
      <text:p text:style-name="Horizontal_20_Line"/>
      <text:h text:style-name="Heading_20_3" text:outline-level="3"><text:span text:style-name="Strong_20_Emphasis">Capítulo 8: Seguros: Proteção para Sua Vida Financeira</text:span></text:h>
      <text:p text:style-name="Text_20_body">Seguros são uma camada extra de proteção contra imprevistos que podem abalar sua estabilidade financeira.</text:p>
      <text:h text:style-name="Heading_20_4" text:outline-level="4"><text:span text:style-name="Strong_20_Emphasis">Tipos de Seguro Importantes</text:span></text:h>
      <text:list text:style-name="L6">
        <text:list-item>
          <text:p text:style-name="P16"><text:span text:style-name="Strong_20_Emphasis">Seguro de Vida</text:span>: Não é apenas sobre falecimento; inclui coberturas como invalidez, doenças graves e até antecipação de parte do valor em vida. </text:p>
        </text:list-item>
        <text:list-item>
          <text:p text:style-name="P16"><text:span text:style-name="Strong_20_Emphasis">Seguro Residencial</text:span>: Protege sua casa contra danos como incêndios, roubos ou desastres naturais. </text:p>
        </text:list-item>
        <text:list-item>
          <text:p text:style-name="P16"><text:span text:style-name="Strong_20_Emphasis">Seguro de Carro</text:span>: Essencial para evitar gastos inesperados com acidentes ou roubos. </text:p>
        </text:list-item>
      </text:list>
      <text:list text:style-name="L7">
        <text:list-item>
          <text:p text:style-name="P17"><text:span text:style-name="Strong_20_Emphasis">Plano de Saúde</text:span>: Um dos mais importantes para evitar despesas médicas inesperadas e garantir acesso à saúde de qualidade.</text:p>
        </text:list-item>
      </text:list>
      <text:p text:style-name="P21">Seguros não são gastos, mas sim investimentos na sua tranquilidade e na proteção do seu patrimônio.</text:p>
      <text:p text:style-name="P4"/>
      <text:h text:style-name="P1" text:outline-level="3"><text:span text:style-name="Strong_20_Emphasis">Conclusão</text:span></text:h>
      <text:p text:style-name="P21">Você chegou ao final, mas sua jornada financeira está apenas começando. Lembre-se: não é sobre quanto dinheiro você tem, mas como você o utiliza. Com organização e disciplina, é possível transformar sua vida financeira.</text:p>
      <text:p text:style-name="P4"/>
      <text:h text:style-name="P1" text:outline-level="3"><text:soft-page-break/><text:span text:style-name="Strong_20_Emphasis">Extras e Materiais de Apoio</text:span></text:h>
      <text:h text:style-name="P3" text:outline-level="4"><text:span text:style-name="Strong_20_Emphasis">Checklist Financeiro Mensal</text:span></text:h>
      <text:list text:style-name="L11">
        <text:list-item>
          <text:p text:style-name="P18">Revise suas despesas.</text:p>
        </text:list-item>
        <text:list-item>
          <text:p text:style-name="P18">Avalie suas metas.</text:p>
        </text:list-item>
        <text:list-item>
          <text:p text:style-name="P18">Reserve um valor para emergências.</text:p>
        </text:list-item>
      </text:list>
      <text:h text:style-name="P3" text:outline-level="4"><text:span text:style-name="Strong_20_Emphasis">Dicionário Financeiro</text:span></text:h>
      <text:list text:style-name="L12">
        <text:list-item>
          <text:p text:style-name="P19"><text:span text:style-name="Strong_20_Emphasis">Juros Compostos</text:span>: Rendimentos gerando novos rendimentos.</text:p>
        </text:list-item>
        <text:list-item>
          <text:p text:style-name="P19"><text:span text:style-name="Strong_20_Emphasis">Diversificação</text:span>: Distribuir recursos em diferentes tipos de investimentos para reduzir riscos.</text:p>
        </text:list-item>
      </text:list>
      <text:h text:style-name="P3" text:outline-level="4"><text:span text:style-name="Strong_20_Emphasis">Indicação de Leituras e Recursos</text:span></text:h>
      <text:list text:style-name="L13">
        <text:list-item>
          <text:p text:style-name="P20">Livros: "Pai Rico, Pai Pobre" de Robert Kiyosaki; "O Homem Mais Rico da Babilônia" de George S. Clason.</text:p>
        </text:list-item>
        <text:list-item>
          <text:p text:style-name="P20">Podcasts: NerdCash, Me Poupe!</text:p>
        </text:list-item>
        <text:list-item>
          <text:p text:style-name="P20">Cursos online: Fundação Getúlio Vargas (FGV), Coursera.</text:p>
        </text:list-item>
      </text:list>
      <text:h text:style-name="Heading_20_4" text:outline-level="4"><text:span text:style-name="Strong_20_Emphasis">Ferramentas Úteis</text:span>:</text:h>
      <text:list text:style-name="L16">
        <text:list-item>
          <text:p text:style-name="P26">Aplicativos de controle financeiro, como Organizze e GuiaBolso.</text:p>
        </text:list-item>
        <text:list-item>
          <text:p text:style-name="P25">Calculadoras de investimentos disponíveis em sites de bancos e corretoras.</text:p>
        </text:list-item>
      </text:list>
      <text:h text:style-name="Heading_20_4" text:outline-level="4"><text:span text:style-name="Strong_20_Emphasis">Dicas Adicionais</text:span>:</text:h>
      <text:list text:style-name="L17">
        <text:list-item>
          <text:p text:style-name="P28">Acompanhe perfis de especialistas em finanças nas redes sociais.</text:p>
        </text:list-item>
        <text:list-item>
          <text:p text:style-name="P27">Participe de grupos e comunidades de discussão sobre educação financeira.</text:p>
        </text:list-item>
      </text:list>
      <text:p text:style-name="P5"/>
      <text:p text:style-name="P5"/>
      <text:h text:style-name="P2" text:outline-level="3"><text:span text:style-name="Strong_20_Emphasis">Dica Final: Comece Agora, Mesmo que Seja com Pouco</text:span></text:h>
      <text:p text:style-name="Text_20_body">A educação financeira não é sobre quanto você ganha, mas sim sobre como você usa o que ganha. Não espere pelo "momento ideal" para começar. Pequenas ações hoje podem gerar grandes resultados amanhã.</text:p>
      <text:p text:style-name="Text_20_body">E lembre-se: aprender sobre finanças é um processo contínuo. Quanto mais você se dedicar, mais capacitado estará para realizar seus sonhos e garantir uma vida financeira tranquila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6:59:09.069000000</meta:creation-date>
    <dc:date>2025-01-13T17:09:15.328000000</dc:date>
    <meta:editing-duration>PT10M6S</meta:editing-duration>
    <meta:editing-cycles>1</meta:editing-cycles>
    <meta:document-statistic meta:table-count="1" meta:image-count="0" meta:object-count="0" meta:page-count="6" meta:paragraph-count="122" meta:word-count="1339" meta:character-count="8492" meta:non-whitespace-character-count="7287"/>
    <meta:generator>LibreOffice/7.6.0.3$Windows_X86_64 LibreOffice_project/69edd8b8ebc41d00b4de3915dc82f8f0fc3b6265</meta:generator>
  </office:meta>
</office:document-meta>
</file>